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A0000007C7B05B1A445ED7D24.png" manifest:media-type="image/png"/>
  <manifest:file-entry manifest:full-path="Pictures/10000201000007D0000003ACC83B7FD83E4DC9D1.png" manifest:media-type="image/png"/>
  <manifest:file-entry manifest:full-path="Pictures/1000000000000140000000B9A5E7207EC06B4605.png" manifest:media-type="image/png"/>
  <manifest:file-entry manifest:full-path="Pictures/1000020100000A80000002449D550B82F5A7EE96.png" manifest:media-type="image/png"/>
  <manifest:file-entry manifest:full-path="Pictures/10000201000001900000007F22F15E49B7F643FA.png" manifest:media-type="image/png"/>
  <manifest:file-entry manifest:full-path="Pictures/1000020100000154000000B5E826C36B149248EB.png" manifest:media-type="image/png"/>
  <manifest:file-entry manifest:full-path="Pictures/100000000000014E00000097DD70F536A4818983.png" manifest:media-type="image/png"/>
  <manifest:file-entry manifest:full-path="Pictures/10000201000007D0000004C174233EA1E994F966.png" manifest:media-type="image/png"/>
  <manifest:file-entry manifest:full-path="Pictures/10000201000002A500000093327A11A4E8FB1579.png" manifest:media-type="image/png"/>
  <manifest:file-entry manifest:full-path="Pictures/1000020100000A3D00000190CEDD3C2AD4EC6A7E.png" manifest:media-type="image/png"/>
  <manifest:file-entry manifest:full-path="Pictures/TablePreview1.svm" manifest:media-type=""/>
  <manifest:file-entry manifest:full-path="Pictures/10000201000001C80000006E5F76656F17710450.png" manifest:media-type="image/png"/>
  <manifest:file-entry manifest:full-path="Pictures/10000201000009C40000035929E1E82C6E6CE0D4.png" manifest:media-type="image/png"/>
  <manifest:file-entry manifest:full-path="Pictures/100000000000048400000235B27EFDFB27653D7C.png" manifest:media-type="image/png"/>
  <manifest:file-entry manifest:full-path="Pictures/1000020100000128000000AA5DB4D87A33E47DC1.png" manifest:media-type="image/png"/>
  <manifest:file-entry manifest:full-path="Pictures/10000201000007D0000002D3C01D1650081B180A.png" manifest:media-type="image/png"/>
  <manifest:file-entry manifest:full-path="Pictures/10000201000003600000008FB0F862B34BB51BE7.png" manifest:media-type="image/png"/>
  <manifest:file-entry manifest:full-path="Pictures/1000000000000384000001F437AFF5A7CBEC3F12.png" manifest:media-type="image/png"/>
  <manifest:file-entry manifest:full-path="Pictures/10000000000004B000000276B3E92B57D2C8EC0F.png" manifest:media-type="image/png"/>
  <manifest:file-entry manifest:full-path="Pictures/100002010000012C0000012CDBBE59988220D388.png" manifest:media-type="image/png"/>
  <manifest:file-entry manifest:full-path="Pictures/100002010000014C00000098B545D852B4B1AC2E.png" manifest:media-type="image/png"/>
  <manifest:file-entry manifest:full-path="Pictures/10000201000004B000000106BB19D2091E1B5BE2.png" manifest:media-type="image/png"/>
  <manifest:file-entry manifest:full-path="Pictures/10000201000001420000009DEDFE17CC79AE3AC6.png" manifest:media-type="image/png"/>
  <manifest:file-entry manifest:full-path="Pictures/10000201000001A7000001097B64B96905B79949.png" manifest:media-type="image/png"/>
  <manifest:file-entry manifest:full-path="Pictures/100002010000011F0000005AC6D9C93C8C16E156.png" manifest:media-type="image/png"/>
  <manifest:file-entry manifest:full-path="Pictures/10000201000006DC000001DDB199614292936FF4.png" manifest:media-type="image/png"/>
  <manifest:file-entry manifest:full-path="Pictures/10000201000009E40000045EBE3F97CB0337CF41.png" manifest:media-type="image/png"/>
  <manifest:file-entry manifest:full-path="Pictures/10000201000002AE000002423117AC514462C111.png" manifest:media-type="image/png"/>
  <manifest:file-entry manifest:full-path="Pictures/10000201000001BD00000185F2279A6E6CECE5A0.png" manifest:media-type="image/png"/>
  <manifest:file-entry manifest:full-path="Pictures/10000000000004B0000004B0F6AAB5CE34DDF2A7.png" manifest:media-type="image/png"/>
  <manifest:file-entry manifest:full-path="Pictures/10000201000007D000000200615342E6402D4BDF.png" manifest:media-type="image/png"/>
  <manifest:file-entry manifest:full-path="Pictures/1000020100000BA2000005DC30C21B733E195BC6.png" manifest:media-type="image/png"/>
  <manifest:file-entry manifest:full-path="Pictures/1000020100000200000000A3CF3806C87A6319C3.png" manifest:media-type="image/png"/>
  <manifest:file-entry manifest:full-path="Pictures/10000201000002800000014BBBCE0268547FE6E5.png" manifest:media-type="image/png"/>
  <manifest:file-entry manifest:full-path="Pictures/10000201000005DC000002008C241352CFD8BF35.png" manifest:media-type="image/png"/>
  <manifest:file-entry manifest:full-path="Pictures/1000020100000320000000A751E3008E67854EFD.png" manifest:media-type="image/png"/>
  <manifest:file-entry manifest:full-path="Pictures/10000201000004B0000001EDE2B8DBFD53D667CC.png" manifest:media-type="image/png"/>
  <manifest:file-entry manifest:full-path="Pictures/10000201000001B1000000741244A6683393A6BE.png" manifest:media-type="image/png"/>
  <manifest:file-entry manifest:full-path="Pictures/10000000000001F400000088FF970BD3A50C7BD5.png" manifest:media-type="image/png"/>
  <manifest:file-entry manifest:full-path="Pictures/1000020100000307000001975452735F8CFA17B9.png" manifest:media-type="image/png"/>
  <manifest:file-entry manifest:full-path="Pictures/10000201000001B200000052164E4F9EDA200442.png" manifest:media-type="image/png"/>
  <manifest:file-entry manifest:full-path="Pictures/100002010000032A000001A906AF3299972403C8.png" manifest:media-type="image/png"/>
  <manifest:file-entry manifest:full-path="Pictures/100002010000012D000000A78E061EBB1A90571B.png" manifest:media-type="image/png"/>
  <manifest:file-entry manifest:full-path="Pictures/10000201000002BC000000BB50425D581DC9F88B.png" manifest:media-type="image/png"/>
  <manifest:file-entry manifest:full-path="Pictures/10000201000001E800000088A1545FBF57B709E3.png" manifest:media-type="image/png"/>
  <manifest:file-entry manifest:full-path="Pictures/10000201000001630000008E245336470AD4469F.png" manifest:media-type="image/png"/>
  <manifest:file-entry manifest:full-path="Pictures/10000201000003960000020F490DEC8B085D40F9.png" manifest:media-type="image/png"/>
  <manifest:file-entry manifest:full-path="Pictures/10000201000007D0000001F7787E079882AE0077.png" manifest:media-type="image/png"/>
  <manifest:file-entry manifest:full-path="Pictures/100002010000059B00000135B485A7626A1E3832.png" manifest:media-type="image/png"/>
  <manifest:file-entry manifest:full-path="Pictures/10000000000004B0000002734B1ED6D739AD19D8.png" manifest:media-type="image/png"/>
  <manifest:file-entry manifest:full-path="Pictures/10000201000004B0000001A8450EA03CB6ADF034.png" manifest:media-type="image/png"/>
  <manifest:file-entry manifest:full-path="Pictures/10000201000003200000012448202D72BCA6B954.png" manifest:media-type="image/png"/>
  <manifest:file-entry manifest:full-path="Pictures/10000201000007D0000001362C3ADC4683533021.png" manifest:media-type="image/png"/>
  <manifest:file-entry manifest:full-path="Pictures/100002010000036000000061DE9F00559BE3915C.png" manifest:media-type="image/png"/>
  <manifest:file-entry manifest:full-path="Pictures/10000201000002BB000000869C08F7A4D8AA6DEC.png" manifest:media-type="image/png"/>
  <manifest:file-entry manifest:full-path="Pictures/1000020100000360000000FFCC89B4E65E6414EE.png" manifest:media-type="image/png"/>
  <manifest:file-entry manifest:full-path="Pictures/100002010000040900000109A3224A1286DFEAD5.png" manifest:media-type="image/png"/>
  <manifest:file-entry manifest:full-path="Pictures/10000201000004B000000253CC4375762C5FD5B3.png" manifest:media-type="image/png"/>
  <manifest:file-entry manifest:full-path="Pictures/100002010000022100000106079EDE950EC8EA3D.png" manifest:media-type="image/png"/>
  <manifest:file-entry manifest:full-path="Pictures/100002010000012E0000003E7380EE6B9BA878B3.png" manifest:media-type="image/png"/>
  <manifest:file-entry manifest:full-path="Pictures/1000020100000154000000B5E62575C7E1C31DE9.png" manifest:media-type="image/png"/>
  <manifest:file-entry manifest:full-path="Pictures/100002010000019000000057EC6BB5B5F444B15B.png" manifest:media-type="image/png"/>
  <manifest:file-entry manifest:full-path="Pictures/10000201000002AF000001A814EC50BFD6D97B22.png" manifest:media-type="image/png"/>
  <manifest:file-entry manifest:full-path="Pictures/10000201000002340000007DC89932D732111399.png" manifest:media-type="image/png"/>
  <manifest:file-entry manifest:full-path="Pictures/10000000000003530000035451B05EB68234016A.png" manifest:media-type="image/png"/>
  <manifest:file-entry manifest:full-path="Pictures/100002010000016000000058FE064B9B6B4D0205.png" manifest:media-type="image/png"/>
  <manifest:file-entry manifest:full-path="Pictures/1000020100000200000000B24236072385FA26AD.png" manifest:media-type="image/png"/>
  <manifest:file-entry manifest:full-path="Pictures/100002010000023F00000090B163D244EDCDC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094cm"/>
    </style:style>
    <style:style style:name="gr17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8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1.1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9cm" fo:padding-top="0cm" fo:padding-bottom="0cm" fo:padding-left="0cm" fo:padding-right="0cm"/>
    </style:style>
    <style:style style:name="gr2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15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26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2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8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3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subtitle" style:list-style-name="L6"/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text-properties style:use-window-font-color="true"/>
    </style:style>
    <style:style style:name="P9" style:family="paragraph">
      <loext:graphic-properties draw:fill="solid" draw:fill-color="#bdbdb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text-properties fo:color="#212121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color="#212121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fo:color="#212121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bdbdbd"/>
      <style:paragraph-properties fo:text-align="center"/>
      <style:text-properties fo:font-size="15pt" style:font-size-asian="15pt" style:font-size-complex="15pt"/>
    </style:style>
    <style:style style:name="P28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1" style:family="paragraph">
      <loext:graphic-properties draw:fill="none" draw:fill-color="#ffffff"/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P32" style:family="paragraph">
      <style:text-properties fo:background-color="transparent"/>
    </style:style>
    <style:style style:name="P3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text-properties style:use-window-font-color="true" fo:font-weight="normal" style:font-weight-asian="normal" style:font-weight-complex="normal"/>
    </style:style>
    <style:style style:name="P35" style:family="paragraph">
      <loext:graphic-properties draw:fill="solid" draw:fill-color="#673ab7" draw:opacity="100%"/>
      <style:paragraph-properties fo:text-align="center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text-indent="0cm"/>
      <style:text-properties fo:font-size="32pt"/>
    </style:style>
    <style:style style:name="P38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3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1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42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43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44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45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4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-color="#808080"/>
      <style:paragraph-properties fo:text-align="center"/>
      <style:text-properties fo:font-size="15pt"/>
    </style:style>
    <style:style style:name="P50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1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52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fo:background-color="transparent" style:font-weight-asian="bold" style:font-weight-complex="bold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color="#212121" fo:font-weight="bold" style:font-weight-asian="bold" style:font-weight-complex="bold"/>
    </style:style>
    <style:style style:name="T11" style:family="text">
      <style:text-properties fo:color="#212121" fo:font-weight="normal" style:font-weight-asian="normal" style:font-weight-complex="normal"/>
    </style:style>
    <style:style style:name="T12" style:family="text"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T13" style:family="text">
      <style:text-properties fo:color="#212121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T15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ffff" fo:font-size="18pt" fo:font-weight="bold" style:font-size-asian="18pt" style:font-size-complex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T23" style:family="text">
      <style:text-properties style:use-window-font-color="true" fo:font-weight="normal" fo:background-color="transparent" style:font-weight-asian="normal" style:font-weight-complex="normal"/>
    </style:style>
    <style:style style:name="T24" style:family="text">
      <style:text-properties style:use-window-font-color="true" fo:font-weight="bold" fo:background-color="#e0efd4" style:font-weight-asian="bold" style:font-weight-complex="bold"/>
    </style:style>
    <style:style style:name="T25" style:family="text">
      <style:text-properties fo:font-weight="bold" fo:background-color="transparent" style:font-weight-asian="bold" style:font-weight-complex="bold"/>
    </style:style>
    <style:style style:name="T26" style:family="text">
      <style:text-properties fo:background-color="transparent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32pt"/>
    </style:style>
    <style:style style:name="T29" style:family="text">
      <style:text-properties fo:color="#212121" fo:font-size="24pt" fo:background-color="transparent" style:font-size-asian="24pt" style:font-size-complex="24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673ab7" fo:font-weight="bold" style:font-weight-asian="bold" style:font-weight-complex="bold"/>
    </style:style>
    <style:style style:name="T37" style:family="text">
      <style:text-properties fo:color="#ffffff" fo:font-weight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font-name="Arial2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40" style:family="text">
      <style:text-properties fo:font-size="32pt" fo:font-weight="normal" style:font-weight-asian="normal" style:font-weight-complex="normal"/>
    </style:style>
    <style:style style:name="T4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</text:span></text:p>
                <text:list>
                  <text:list-item>
                    <text:p><text:span text:style-name="T6">I</text:span><text:span text:style-name="T7">s open source software that</text:span></text:p>
                    <text:list>
                      <text:list-item>
                        <text:p><text:span text:style-name="T7">Is being developed by one or more software vendors</text:span></text:p>
                      </text:list-item>
                      <text:list-item>
                        <text:p><text:span text:style-name="T7">For the purposes of deriving direct revenues from it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he product is never open source software</text:span></text:p>
                <text:list>
                  <text:list-item>
                    <text:p><text:span text:style-name="T7">Customers pay for a basic or whole product</text:span></text:p>
                  </text:list-item>
                  <text:list-item>
                    <text:p><text:span text:style-name="T7">By a (the) commercial open source ven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8">To drive adoption</text:span><text:span text:style-name="T7"> (of the product in its markets) due to (nearly) </text:span><text:span text:style-name="T5">frictionless distribution</text:span></text:p>
                <text:list>
                  <text:list-item>
                    <text:p><text:span text:style-name="T7">To build a </text:span><text:span text:style-name="T5">large (not necessarily paying) user base</text:span><text:span text:style-name="T7"> from which benefits accrue</text:span></text:p>
                  </text:list-item>
                  <text:list-item>
                    <text:p><text:span text:style-name="T7">To have an existing base of users to convert to customers</text:span></text:p>
                  </text:list-item>
                  <text:list-item>
                    <text:p><text:span text:style-name="T7">To hinder competitors from getting in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is not new</text:span></text:p>
                <text:list>
                  <text:list-item>
                    <text:p><text:span text:style-name="T7">Revenue sour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</text:span><text:span text:style-name="T5">is</text:span><text:span text:style-name="T7"> new</text:span></text:p>
                <text:list>
                  <text:list-item>
                    <text:p><text:span text:style-name="T7">Everything else (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9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6.5cm" svg:height="10.5cm" svg:x="21.042cm" svg:y="2.54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cm" svg:height="2.06cm" svg:x="1.342cm" svg:y="3.21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1" draw:layer="layout" svg:width="5cm" svg:height="1.59cm" svg:x="0.842cm" svg:y="6.94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1" draw:layer="layout" svg:width="5cm" svg:height="1.34cm" svg:x="0.842cm" svg:y="10.57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1" draw:layer="layout" svg:width="5cm" svg:height="1.08cm" svg:x="7.842cm" svg:y="3.7cm">
            <draw:image xlink:href="Pictures/100002010000059B00000135B485A7626A1E3832.png" xlink:type="simple" xlink:show="embed" xlink:actuate="onLoad">
              <text:p/>
            </draw:image>
          </draw:frame>
          <draw:frame draw:style-name="gr4" draw:text-style-name="P11" draw:layer="layout" svg:width="6cm" svg:height="2.05cm" svg:x="7.342cm" svg:y="6.715cm">
            <draw:image xlink:href="Pictures/10000201000005DC000002008C241352CFD8BF35.png" xlink:type="simple" xlink:show="embed" xlink:actuate="onLoad">
              <text:p/>
            </draw:image>
          </draw:frame>
          <draw:frame draw:style-name="gr4" draw:text-style-name="P11" draw:layer="layout" svg:width="5cm" svg:height="1.77cm" svg:x="7.842cm" svg:y="10.355cm">
            <draw:image xlink:href="Pictures/10000201000004B0000001A8450EA03CB6ADF034.png" xlink:type="simple" xlink:show="embed" xlink:actuate="onLoad">
              <text:p/>
            </draw:image>
          </draw:frame>
          <draw:frame draw:style-name="gr4" draw:text-style-name="P11" draw:layer="layout" svg:width="7cm" svg:height="3.68cm" svg:x="13.842cm" svg:y="2.4cm">
            <draw:image xlink:href="Pictures/1000020100000307000001975452735F8CFA17B9.png" xlink:type="simple" xlink:show="embed" xlink:actuate="onLoad">
              <text:p/>
            </draw:image>
          </draw:frame>
          <draw:frame draw:style-name="gr4" draw:text-style-name="P11" draw:layer="layout" svg:width="6cm" svg:height="1.25cm" svg:x="14.342cm" svg:y="10.615cm">
            <draw:image xlink:href="Pictures/1000020100000320000000A751E3008E67854EFD.png" xlink:type="simple" xlink:show="embed" xlink:actuate="onLoad">
              <text:p/>
            </draw:image>
          </draw:frame>
          <draw:frame draw:style-name="gr4" draw:text-style-name="P11" draw:layer="layout" svg:width="4.5cm" svg:height="2.58cm" svg:x="22.092cm" svg:y="9.85cm">
            <draw:image xlink:href="Pictures/10000201000003960000020F490DEC8B085D40F9.png" xlink:type="simple" xlink:show="embed" xlink:actuate="onLoad">
              <text:p/>
            </draw:image>
          </draw:frame>
          <draw:frame draw:style-name="gr4" draw:text-style-name="P11" draw:layer="layout" svg:width="4.5cm" svg:height="2.77cm" svg:x="15.042cm" svg:y="6.515cm">
            <draw:image xlink:href="Pictures/10000201000002AF000001A814EC50BFD6D97B22.png" xlink:type="simple" xlink:show="embed" xlink:actuate="onLoad">
              <text:p/>
            </draw:image>
          </draw:frame>
          <draw:frame draw:style-name="gr4" draw:text-style-name="P11" draw:layer="layout" svg:width="5cm" svg:height="2.77cm" svg:x="21.808cm" svg:y="6.364cm">
            <draw:image xlink:href="Pictures/100002010000012D000000A78E061EBB1A90571B.png" xlink:type="simple" xlink:show="embed" xlink:actuate="onLoad">
              <text:p/>
            </draw:image>
          </draw:frame>
          <draw:frame draw:style-name="gr4" draw:text-style-name="P11" draw:layer="layout" svg:width="6.5cm" svg:height="3.46cm" svg:x="21.058cm" svg:y="2.619cm">
            <draw:image xlink:href="Pictures/1000020100000154000000B5E62575C7E1C31DE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3.82cm" svg:height="12cm" svg:x="2.09cm" svg:y="2cm" presentation:class="graphic" presentation:user-transformed="true">
          <draw:image xlink:href="Pictures/1000020100000BA2000005DC30C21B733E195BC6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3" draw:layer="layout" svg:width="20cm" svg:height="4cm" svg:x="0cm" svg:y="11.75cm">
          <draw:text-box>
            <text:p text:style-name="P12"><text:span text:style-name="T9">[1] Retrieved from </text:span><text:span text:style-name="T9"><text:a xlink:href="https://oss.cash/" xlink:type="simple">https://oss.cash</text:a></text:span><text:span text:style-name="T9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1" draw:layer="layout" svg:width="13.155cm" svg:height="11.5cm" svg:x="0.509cm" svg:y="2.35cm" presentation:class="graphic" presentation:user-transformed="true">
          <draw:image xlink:href="Pictures/10000201000001BD00000185F2279A6E6CECE5A0.png" xlink:type="simple" xlink:show="embed" xlink:actuate="onLoad">
            <text:p/>
          </draw:image>
        </draw:frame>
        <draw:frame draw:style-name="gr5" draw:text-style-name="P11" draw:layer="layout" svg:width="13.175cm" svg:height="11.1cm" svg:x="14.33cm" svg:y="2.25cm" presentation:class="graphic" presentation:user-transformed="true">
          <draw:image xlink:href="Pictures/10000201000002AE000002423117AC514462C1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11" draw:text-style-name="P1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10">Core product = </text:span></text:p>
                <text:list>
                  <text:list-item>
                    <text:p><text:span text:style-name="T11">Open source software</text:span></text:p>
                  </text:list-item>
                  <text:list-item>
                    <text:p><text:span text:style-name="T11">Additional functionality</text:span></text:p>
                  </text:list-item>
                  <text:list-item>
                    <text:p><text:span text:style-name="T11">Complementary artifacts</text:span></text:p>
                  </text:list-item>
                  <text:list-item>
                    <text:p><text:span text:style-name="T11">Self-help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Basic product = </text:span></text:p>
                <text:list>
                  <text:list-item>
                    <text:p><text:span text:style-name="T11">Core product +</text:span></text:p>
                  </text:list-item>
                  <text:list-item>
                    <text:p><text:span text:style-name="T11">Fitness for use</text:span></text:p>
                  </text:list-item>
                  <text:list-item>
                    <text:p><text:span text:style-name="T11">Certification</text:span></text:p>
                  </text:list-item>
                  <text:list-item>
                    <text:p><text:span text:style-name="T11">Support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Whole product =</text:span></text:p>
                <text:list>
                  <text:list-item>
                    <text:p><text:span text:style-name="T11">Basic product +</text:span></text:p>
                  </text:list-item>
                  <text:list-item>
                    <text:p><text:span text:style-name="T11">Training</text:span></text:p>
                  </text:list-item>
                  <text:list-item>
                    <text:p><text:span text:style-name="T11">Consulting</text:span></text:p>
                  </text:list-item>
                  <text:list-item>
                    <text:p><text:span text:style-name="T11">Operations</text:span></text:p>
                  </text:list-item>
                </text:list>
              </text:list-item>
            </text:list>
          </draw:text-box>
        </draw:frame>
        <draw:g>
          <draw:frame draw:style-name="gr7" draw:text-style-name="P15" draw:layer="layout" svg:width="4.805cm" svg:height="10.561cm" svg:x="10.031cm" svg:y="4.488cm">
            <draw:text-box>
              <text:p><text:span text:style-name="T12">}</text:span></text:p>
            </draw:text-box>
          </draw:frame>
          <draw:frame draw:style-name="gr8" draw:text-style-name="P17" draw:layer="layout" svg:width="12.1cm" svg:height="3cm" svg:x="14cm" svg:y="8.7cm">
            <draw:text-box>
              <text:p text:style-name="P16"><text:span text:style-name="T13">Always commercial</text:span></text:p>
            </draw:text-box>
          </draw:frame>
        </draw:g>
        <draw:g>
          <draw:frame draw:style-name="gr9" draw:text-style-name="P18" draw:layer="layout" svg:width="3.45cm" svg:height="7.433cm" svg:x="10.7cm" svg:y="0.9cm">
            <draw:text-box>
              <text:p><text:span text:style-name="T14">}</text:span></text:p>
            </draw:text-box>
          </draw:frame>
          <draw:frame draw:style-name="gr8" draw:text-style-name="P19" draw:layer="layout" svg:width="10cm" svg:height="3cm" svg:x="12.3cm" svg:y="3.25cm">
            <draw:text-box>
              <text:p text:style-name="P16"><text:span text:style-name="T15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9" draw:layer="layout" svg:width="8cm" svg:height="3cm" svg:x="4.5cm" svg:y="11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0" draw:layer="layout" svg:width="2cm" svg:height="1cm" svg:x="21.5cm" svg:y="5.75cm">
              <text:p text:style-name="P10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4.25cm">
              <text:p text:style-name="P10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8.75cm">
              <text:p text:style-name="P10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7.25cm">
              <text:p text:style-name="P10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2.75cm">
              <text:p text:style-name="P10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2.5cm">
              <draw:text-box>
                <text:p text:style-name="P10"><text:span text:style-name="T18">Documentation</text:span></text:p>
              </draw:text-box>
            </draw:frame>
            <draw:frame draw:style-name="gr13" draw:text-style-name="P22" draw:layer="layout" svg:width="4cm" svg:height="1.1cm" svg:x="23.5cm" svg:y="4.25cm">
              <draw:text-box>
                <text:p text:style-name="P16"><text:span text:style-name="T18">Incident-based</text:span></text:p>
                <text:p text:style-name="P16"><text:span text:style-name="T18">support</text:span></text:p>
              </draw:text-box>
            </draw:frame>
            <draw:frame draw:style-name="gr12" draw:text-style-name="P21" draw:layer="layout" svg:width="4cm" svg:height="1.5cm" svg:x="23.5cm" svg:y="5.5cm">
              <draw:text-box>
                <text:p text:style-name="P10"><text:span text:style-name="T18">Utilities</text:span></text:p>
              </draw:text-box>
            </draw:frame>
            <draw:custom-shape draw:style-name="gr11" draw:text-style-name="P20" draw:layer="layout" svg:width="2cm" svg:height="1cm" svg:x="21.5cm" svg:y="10.25cm">
              <text:p text:style-name="P10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12.75cm">
              <text:p text:style-name="P10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10cm">
              <draw:text-box>
                <text:p text:style-name="P10"><text:span text:style-name="T18">Training</text:span></text:p>
              </draw:text-box>
            </draw:frame>
            <draw:frame draw:style-name="gr14" draw:text-style-name="P22" draw:layer="layout" svg:width="4cm" svg:height="1.5cm" svg:x="23.5cm" svg:y="12.5cm">
              <draw:text-box>
                <text:p text:style-name="P16"><text:span text:style-name="T18">24x7 hotline</text:span></text:p>
              </draw:text-box>
            </draw:frame>
            <draw:frame draw:style-name="gr15" draw:text-style-name="P22" draw:layer="layout" svg:width="4cm" svg:height="1.1cm" svg:x="23.5cm" svg:y="7.2cm">
              <draw:text-box>
                <text:p text:style-name="P16"><text:span text:style-name="T18">Commercial</text:span></text:p>
                <text:p text:style-name="P16"><text:span text:style-name="T18">license</text:span></text:p>
              </draw:text-box>
            </draw:frame>
            <draw:frame draw:style-name="gr14" draw:text-style-name="P22" draw:layer="layout" svg:width="4cm" svg:height="1.5cm" svg:x="23.5cm" svg:y="8.5cm">
              <draw:text-box>
                <text:p text:style-name="P16"><text:span text:style-name="T18">Update service</text:span></text:p>
              </draw:text-box>
            </draw:frame>
            <draw:frame draw:style-name="gr16" draw:text-style-name="P23" draw:layer="layout" svg:width="2cm" svg:height="2cm" svg:x="21.5cm" svg:y="10.75cm">
              <draw:text-box>
                <text:p text:style-name="P10">...</text:p>
              </draw:text-box>
            </draw:frame>
          </draw:g>
          <draw:custom-shape draw:style-name="gr17" draw:text-style-name="P24" draw:layer="layout" svg:width="3cm" svg:height="2cm" draw:transform="rotate (1.5707963267949) translate (2.5cm 8.25cm)">
            <text:p text:style-name="P10"><text:span text:style-name="T19">Open</text:span><text:span text:style-name="T19"><text:line-break/></text:span><text:span text:style-name="T19">Source</text:span><text:span text:style-name="T19"><text:line-break/></text:span><text:span text:style-name="T19">Comm</text:span><text:span text:style-name="T19">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3cm" svg:height="2cm" draw:transform="rotate (1.5707963267949) translate (2.5cm 11.25cm)">
            <text:p text:style-name="P10"><text:span text:style-name="T19">Enterpr</text:span><text:span text:style-name="T19">ise</text:span><text:span text:style-name="T19"><text:line-break/></text:span><text:span text:style-name="T19">Custo</text:span><text:span text:style-name="T19">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3cm" svg:height="2cm" draw:transform="rotate (1.5707963267949) translate (2.5cm 14.25cm)">
            <text:p text:style-name="P10"><text:span text:style-name="T20">ISV / </text:span><text:span text:style-name="T20">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6" draw:layer="layout" svg:width="8cm" svg:height="1.5cm" svg:x="4.5cm" svg:y="3.75cm">
            <text:p text:style-name="P10"><text:span text:style-name="T21">Web </text:span><text:span text:style-name="T21">Stor</text:span><text:span text:style-name="T21">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8cm" svg:height="1.5cm" svg:x="12.5cm" svg:y="3.75cm">
            <text:p text:style-name="P10"><text:span text:style-name="T21">Direct </text:span><text:span text:style-name="T21">Sa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8cm" svg:height="3cm" svg:x="4.5cm" svg:y="8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2cm" svg:height="1cm" svg:x="13.5cm" svg:y="8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9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8.75cm">
            <text:p text:style-name="P10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8.7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9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9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0" draw:layer="layout" svg:width="4cm" svg:height="1cm" svg:x="13.5cm" svg:y="11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12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1.7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12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2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10cm" svg:y="6.2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7.5cm" svg:y="6.25cm">
            <text:p text:style-name="P10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5cm" svg:y="6.2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7" draw:layer="layout" svg:width="8cm" svg:height="3cm" svg:x="12.5cm" svg:y="5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8" draw:layer="layout" svg:width="9cm" svg:height="2cm" draw:transform="rotate (1.5707963267949) translate (0.5cm 14.25cm)">
            <text:p text:style-name="P10"><text:span text:style-name="T21">Marke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8" draw:layer="layout" svg:width="16cm" svg:height="1.5cm" svg:x="4.5cm" svg:y="2.25cm">
            <text:p text:style-name="P10"><text:span text:style-name="T21">Sales Channel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1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7">Traditional community project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Non</text:span><text:span text:style-name="T6">-profit open source organizations</text:span></text:p>
                <text:list>
                  <text:list-item>
                    <text:p><text:span text:style-name="T6">Community-led open source foundations</text:span></text:p>
                  </text:list-item>
                  <text:list-item>
                    <text:p><text:span text:style-name="T6">Vendor-led open source foundations</text:span></text:p>
                  </text:list-item>
                  <text:list-item>
                    <text:p><text:span text:style-name="T6">User-led open source found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For-profit open source firms</text:span></text:p>
                <text:list>
                  <text:list-item>
                    <text:p><text:span text:style-name="T5">Single-vendor open source firms</text:span></text:p>
                  </text:list-item>
                  <text:list-item>
                    <text:p text:style-name="P30"><text:span text:style-name="T5">Open source distributor firms</text:span></text:p>
                  </text:list-item>
                  <text:list-item>
                    <text:p text:style-name="P30"><text:span text:style-name="T5">Service and support firms</text:span></text:p>
                  </text:list-item>
                </text:list>
              </text:list-item>
            </text:list>
          </draw:text-box>
        </draw:frame>
        <draw:g>
          <draw:frame draw:style-name="gr9" draw:text-style-name="P31" draw:layer="layout" svg:width="3.45cm" svg:height="7.433cm" svg:x="11cm" svg:y="5.2cm">
            <draw:text-box>
              <text:p><text:span text:style-name="T22">}</text:span></text:p>
            </draw:text-box>
          </draw:frame>
          <draw:frame draw:style-name="gr8" draw:text-style-name="P19" draw:layer="layout" svg:width="10.9cm" svg:height="3cm" svg:x="12.2cm" svg:y="7.55cm">
            <draw:text-box>
              <text:p text:style-name="P16"><text:span text:style-name="T15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23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3">Service and support firms</text:span></text:p>
                <text:list>
                  <text:list-item>
                    <text:p><text:span text:style-name="T23">Service existing community open source software</text:span></text:p>
                  </text:list-item>
                  <text:list-item>
                    <text:p><text:span text:style-name="T23">Share in the IP, don’t dominate it</text:span></text:p>
                  </text:list-item>
                  <text:list-item>
                    <text:p><text:span text:style-name="T23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Single-vendor open source software </text:span><text:span text:style-name="T7">is commercial open source software that</text:span></text:p>
                <text:list>
                  <text:list-item>
                    <text:p><text:span text:style-name="T7">Is managed and developed by </text:span><text:span text:style-name="T5">a single vendor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</text:span><text:span text:style-name="T5">single-vendor open source software firm </text:span><text:span text:style-name="T7">is a software vendor that</text:span></text:p>
                <text:list>
                  <text:list-item>
                    <text:p><text:span text:style-name="T7">Manages and develops single-vendor open source software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Default-outline1" draw:text-style-name="P3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5">The pioneers (199x-2002)</text:span></text:p>
                <text:list>
                  <text:list-header>
                    <text:p><text:span text:style-name="T26"/></text:p>
                    <text:p><text:span text:style-name="T25"/></text:p>
                    <text:p><text:span text:style-name="T25"/></text:p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><text:span text:style-name="T25">The second wave (2002-2008)</text:span></text:p>
                <text:list>
                  <text:list-header>
                    <text:p><text:span text:style-name="T26"/></text:p>
                    <text:p><text:span text:style-name="T26"/></text:p>
                    <text:p><text:span text:style-name="T26"><text:line-break/></text:span><text:span text:style-name="T26"/></text:p>
                    <text:p><text:span text:style-name="T26"/></text:p>
                  </text:list-header>
                </text:list>
              </text:list-item>
              <text:list-item>
                <text:p><text:span text:style-name="T25">The current breed (since 2008)</text:span></text:p>
                <text:list>
                  <text:list-header>
                    <text:p><text:span text:style-name="T26"/></text:p>
                    <text:p><text:span text:style-name="T26"/></text:p>
                  </text:list-header>
                </text:list>
              </text:list-item>
            </text:list>
          </draw:text-box>
        </draw:frame>
        <draw:g>
          <draw:custom-shape draw:style-name="gr24" draw:text-style-name="P9" draw:layer="layout" svg:width="22cm" svg:height="3cm" svg:x="1.5cm" svg:y="3.1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76cm" svg:height="2.5cm" svg:x="2cm" svg:y="3.35cm">
            <draw:image xlink:href="Pictures/100002010000032A000001A906AF3299972403C8.png" xlink:type="simple" xlink:show="embed" xlink:actuate="onLoad">
              <text:p/>
            </draw:image>
          </draw:frame>
          <draw:frame draw:style-name="gr4" draw:text-style-name="P11" draw:layer="layout" svg:width="5cm" svg:height="2.48cm" svg:x="8cm" svg:y="3.36cm">
            <draw:image xlink:href="Pictures/10000201000004B000000253CC4375762C5FD5B3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3.35cm">
            <draw:text-box>
              <text:p><text:span text:style-name="T27">...</text:span></text:p>
            </draw:text-box>
          </draw:frame>
          <draw:frame draw:style-name="gr4" draw:text-style-name="P11" draw:layer="layout" svg:width="5cm" svg:height="0.77cm" svg:x="14cm" svg:y="4.215cm">
            <draw:image xlink:href="Pictures/10000201000007D0000001362C3ADC4683533021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.5cm" svg:y="7.4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0.96cm" svg:x="14cm" svg:y="8.57cm">
            <draw:image xlink:href="Pictures/10000201000002BB000000869C08F7A4D8AA6DEC.png" xlink:type="simple" xlink:show="embed" xlink:actuate="onLoad">
              <text:p/>
            </draw:image>
          </draw:frame>
          <draw:frame draw:style-name="gr4" draw:text-style-name="P11" draw:layer="layout" svg:width="5cm" svg:height="1.48cm" svg:x="8cm" svg:y="8.31cm">
            <draw:image xlink:href="Pictures/1000020100000360000000FFCC89B4E65E6414EE.png" xlink:type="simple" xlink:show="embed" xlink:actuate="onLoad">
              <text:p/>
            </draw:image>
          </draw:frame>
          <draw:frame draw:style-name="gr4" draw:text-style-name="P11" draw:layer="layout" svg:width="5cm" svg:height="0.56cm" svg:x="2cm" svg:y="8.77cm">
            <draw:image xlink:href="Pictures/100002010000036000000061DE9F00559BE3915C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7.8cm">
            <draw:text-box>
              <text:p><text:span text:style-name="T27">...</text:span></text:p>
            </draw:text-box>
          </draw:frame>
        </draw:g>
        <draw:g>
          <draw:custom-shape draw:style-name="gr24" draw:text-style-name="P9" draw:layer="layout" svg:width="22cm" svg:height="3cm" svg:x="1.5cm" svg:y="11.7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1.34cm" svg:x="2cm" svg:y="12.63cm">
            <draw:image xlink:href="Pictures/10000201000001B1000000741244A6683393A6BE.png" xlink:type="simple" xlink:show="embed" xlink:actuate="onLoad">
              <text:p/>
            </draw:image>
          </draw:frame>
          <draw:frame draw:style-name="gr4" draw:text-style-name="P11" draw:layer="layout" svg:width="5cm" svg:height="1.03cm" svg:x="8cm" svg:y="12.785cm">
            <draw:image xlink:href="Pictures/100002010000012E0000003E7380EE6B9BA878B3.png" xlink:type="simple" xlink:show="embed" xlink:actuate="onLoad">
              <text:p/>
            </draw:image>
          </draw:frame>
          <draw:frame draw:style-name="gr4" draw:text-style-name="P11" draw:layer="layout" svg:width="5cm" svg:height="1.26cm" svg:x="14cm" svg:y="12.67cm">
            <draw:image xlink:href="Pictures/10000201000007D0000001F7787E079882AE0077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12.05cm">
            <draw:text-box>
              <text:p><text:span text:style-name="T27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1" draw:layer="layout" svg:width="4cm" svg:height="2.06cm" svg:x="1.5cm" svg:y="2.47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1" draw:layer="layout" svg:width="4cm" svg:height="0.87cm" svg:x="15.5cm" svg:y="6.065cm">
            <draw:image xlink:href="Pictures/100002010000019000000057EC6BB5B5F444B15B.png" xlink:type="simple" xlink:show="embed" xlink:actuate="onLoad">
              <text:p/>
            </draw:image>
          </draw:frame>
          <draw:frame draw:style-name="gr4" draw:text-style-name="P11" draw:layer="layout" svg:width="4cm" svg:height="1.93cm" svg:x="1.5cm" svg:y="5.535cm">
            <draw:image xlink:href="Pictures/100002010000022100000106079EDE950EC8EA3D.png" xlink:type="simple" xlink:show="embed" xlink:actuate="onLoad">
              <text:p/>
            </draw:image>
          </draw:frame>
          <draw:frame draw:style-name="gr4" draw:text-style-name="P11" draw:layer="layout" svg:width="4cm" svg:height="1.11cm" svg:x="22.5cm" svg:y="5.945cm">
            <draw:image xlink:href="Pictures/10000201000001E800000088A1545FBF57B709E3.png" xlink:type="simple" xlink:show="embed" xlink:actuate="onLoad">
              <text:p/>
            </draw:image>
          </draw:frame>
          <draw:frame draw:style-name="gr4" draw:text-style-name="P11" draw:layer="layout" svg:width="4cm" svg:height="1.27cm" svg:x="15.5cm" svg:y="2.86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1" draw:layer="layout" svg:width="4cm" svg:height="1cm" svg:x="8.5cm" svg:y="3cm">
            <draw:image xlink:href="Pictures/100002010000016000000058FE064B9B6B4D0205.png" xlink:type="simple" xlink:show="embed" xlink:actuate="onLoad">
              <text:p/>
            </draw:image>
          </draw:frame>
          <draw:frame draw:style-name="gr4" draw:text-style-name="P11" draw:layer="layout" svg:width="4cm" svg:height="1.07cm" svg:x="22.5cm" svg:y="2.965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1" draw:layer="layout" svg:width="4cm" svg:height="1.46cm" svg:x="1.5cm" svg:y="8.77cm">
            <draw:image xlink:href="Pictures/10000201000003200000012448202D72BCA6B954.png" xlink:type="simple" xlink:show="embed" xlink:actuate="onLoad">
              <text:p/>
            </draw:image>
          </draw:frame>
          <draw:frame draw:style-name="gr4" draw:text-style-name="P11" draw:layer="layout" svg:width="4cm" svg:height="1cm" svg:x="22.5cm" svg:y="12cm">
            <draw:image xlink:href="Pictures/100002010000023F00000090B163D244EDCDC6FD.png" xlink:type="simple" xlink:show="embed" xlink:actuate="onLoad">
              <text:p/>
            </draw:image>
          </draw:frame>
          <draw:frame draw:style-name="gr4" draw:text-style-name="P11" draw:layer="layout" svg:width="6cm" svg:height="6cm" svg:x="7.5cm" svg:y="6.5cm">
            <draw:image xlink:href="Pictures/10000000000004B0000004B0F6AAB5CE34DDF2A7.png" xlink:type="simple" xlink:show="embed" xlink:actuate="onLoad">
              <text:p/>
            </draw:image>
          </draw:frame>
          <draw:frame draw:style-name="gr4" draw:text-style-name="P11" draw:layer="layout" svg:width="4cm" svg:height="0.89cm" svg:x="8.5cm" svg:y="6.055cm">
            <draw:image xlink:href="Pictures/10000201000002340000007DC89932D732111399.png" xlink:type="simple" xlink:show="embed" xlink:actuate="onLoad">
              <text:p/>
            </draw:image>
          </draw:frame>
          <draw:frame draw:style-name="gr4" draw:text-style-name="P11" draw:layer="layout" svg:width="4cm" svg:height="1.39cm" svg:x="15.5cm" svg:y="11.805cm">
            <draw:image xlink:href="Pictures/1000020100000200000000B24236072385FA26AD.png" xlink:type="simple" xlink:show="embed" xlink:actuate="onLoad">
              <text:p/>
            </draw:image>
          </draw:frame>
          <draw:frame draw:style-name="gr4" draw:text-style-name="P11" draw:layer="layout" svg:width="4cm" svg:height="1.09cm" svg:x="22.5cm" svg:y="8.955cm">
            <draw:image xlink:href="Pictures/10000000000001F400000088FF970BD3A50C7BD5.png" xlink:type="simple" xlink:show="embed" xlink:actuate="onLoad">
              <text:p/>
            </draw:image>
          </draw:frame>
          <draw:frame draw:style-name="gr4" draw:text-style-name="P11" draw:layer="layout" svg:width="4cm" svg:height="1.02cm" svg:x="8.499cm" svg:y="11.99cm">
            <draw:image xlink:href="Pictures/10000201000007D000000200615342E6402D4BDF.png" xlink:type="simple" xlink:show="embed" xlink:actuate="onLoad">
              <text:p/>
            </draw:image>
          </draw:frame>
          <draw:frame draw:style-name="gr4" draw:text-style-name="P11" draw:layer="layout" svg:width="3cm" svg:height="3cm" svg:x="16cm" svg:y="8cm">
            <draw:image xlink:href="Pictures/10000000000003530000035451B05EB68234016A.png" xlink:type="simple" xlink:show="embed" xlink:actuate="onLoad">
              <text:p/>
            </draw:image>
          </draw:frame>
          <draw:frame draw:style-name="gr4" draw:text-style-name="P11" draw:layer="layout" svg:width="5cm" svg:height="0.78cm" svg:x="1cm" svg:y="12.11cm">
            <draw:image xlink:href="Pictures/10000201000007D0000001362C3ADC468353302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4" draw:text-style-name="P11" draw:layer="layout" svg:width="5cm" svg:height="2.21cm" svg:x="22cm" svg:y="2.395cm">
          <draw:image xlink:href="Pictures/10000201000009E40000045EBE3F97CB0337CF41.png" xlink:type="simple" xlink:show="embed" xlink:actuate="onLoad">
            <text:p/>
          </draw:image>
        </draw:frame>
        <draw:g>
          <draw:frame draw:style-name="gr4" draw:text-style-name="P11" draw:layer="layout" svg:width="5cm" svg:height="1.35cm" svg:x="1cm" svg:y="2.825cm">
            <draw:image xlink:href="Pictures/10000201000006DC000001DDB199614292936FF4.png" xlink:type="simple" xlink:show="embed" xlink:actuate="onLoad">
              <text:p/>
            </draw:image>
          </draw:frame>
          <draw:frame draw:style-name="gr4" draw:text-style-name="P11" draw:layer="layout" svg:width="4cm" svg:height="1.25cm" svg:x="1.5cm" svg:y="5.875cm">
            <draw:image xlink:href="Pictures/100002010000011F0000005AC6D9C93C8C16E156.png" xlink:type="simple" xlink:show="embed" xlink:actuate="onLoad">
              <text:p/>
            </draw:image>
          </draw:frame>
          <draw:frame draw:style-name="gr4" draw:text-style-name="P11" draw:layer="layout" svg:width="5cm" svg:height="2.44cm" svg:x="1cm" svg:y="8.28cm">
            <draw:image xlink:href="Pictures/10000201000001420000009DEDFE17CC79AE3AC6.png" xlink:type="simple" xlink:show="embed" xlink:actuate="onLoad">
              <text:p/>
            </draw:image>
          </draw:frame>
          <draw:frame draw:style-name="gr4" draw:text-style-name="P11" draw:layer="layout" svg:width="5cm" svg:height="0.95cm" svg:x="1cm" svg:y="12.025cm">
            <draw:image xlink:href="Pictures/10000201000001B200000052164E4F9EDA200442.png" xlink:type="simple" xlink:show="embed" xlink:actuate="onLoad">
              <text:p/>
            </draw:image>
          </draw:frame>
          <draw:frame draw:style-name="gr4" draw:text-style-name="P11" draw:layer="layout" svg:width="4cm" svg:height="1.6cm" svg:x="8.5cm" svg:y="2.7cm">
            <draw:image xlink:href="Pictures/10000201000001630000008E245336470AD4469F.png" xlink:type="simple" xlink:show="embed" xlink:actuate="onLoad">
              <text:p/>
            </draw:image>
          </draw:frame>
          <draw:frame draw:style-name="gr4" draw:text-style-name="P11" draw:layer="layout" svg:width="4cm" svg:height="1.83cm" svg:x="8.5cm" svg:y="8.585cm">
            <draw:image xlink:href="Pictures/100002010000014C00000098B545D852B4B1AC2E.png" xlink:type="simple" xlink:show="embed" xlink:actuate="onLoad">
              <text:p/>
            </draw:image>
          </draw:frame>
          <draw:frame draw:style-name="gr4" draw:text-style-name="P11" draw:layer="layout" svg:width="7cm" svg:height="3.66cm" svg:x="7cm" svg:y="4.67cm">
            <draw:image xlink:href="Pictures/10000000000004B0000002734B1ED6D739AD19D8.png" xlink:type="simple" xlink:show="embed" xlink:actuate="onLoad">
              <text:p/>
            </draw:image>
          </draw:frame>
          <draw:frame draw:style-name="gr4" draw:text-style-name="P11" draw:layer="layout" svg:width="5cm" svg:height="1.09cm" svg:x="15cm" svg:y="2.955cm">
            <draw:image xlink:href="Pictures/10000201000004B000000106BB19D2091E1B5BE2.png" xlink:type="simple" xlink:show="embed" xlink:actuate="onLoad">
              <text:p/>
            </draw:image>
          </draw:frame>
          <draw:frame draw:style-name="gr4" draw:text-style-name="P11" draw:layer="layout" svg:width="4cm" svg:height="4cm" svg:x="8.5cm" svg:y="10.5cm">
            <draw:image xlink:href="Pictures/100002010000012C0000012CDBBE59988220D388.png" xlink:type="simple" xlink:show="embed" xlink:actuate="onLoad">
              <text:p/>
            </draw:image>
          </draw:frame>
          <draw:frame draw:style-name="gr4" draw:text-style-name="P11" draw:layer="layout" svg:width="4cm" svg:height="2.1cm" svg:x="15.5cm" svg:y="8.45cm">
            <draw:image xlink:href="Pictures/10000000000004B000000276B3E92B57D2C8EC0F.png" xlink:type="simple" xlink:show="embed" xlink:actuate="onLoad">
              <text:p/>
            </draw:image>
          </draw:frame>
          <draw:frame draw:style-name="gr4" draw:text-style-name="P11" draw:layer="layout" svg:width="4cm" svg:height="2.22cm" svg:x="22.5cm" svg:y="5.39cm">
            <draw:image xlink:href="Pictures/1000000000000384000001F437AFF5A7CBEC3F12.png" xlink:type="simple" xlink:show="embed" xlink:actuate="onLoad">
              <text:p/>
            </draw:image>
          </draw:frame>
          <draw:frame draw:style-name="gr4" draw:text-style-name="P11" draw:layer="layout" svg:width="5cm" svg:height="1.81cm" svg:x="22cm" svg:y="8.395cm">
            <draw:image xlink:href="Pictures/10000201000007D0000002D3C01D1650081B180A.png" xlink:type="simple" xlink:show="embed" xlink:actuate="onLoad">
              <text:p/>
            </draw:image>
          </draw:frame>
          <draw:frame draw:style-name="gr4" draw:text-style-name="P11" draw:layer="layout" svg:width="4cm" svg:height="1.95cm" svg:x="22.5cm" svg:y="11.525cm">
            <draw:image xlink:href="Pictures/100000000000048400000235B27EFDFB27653D7C.png" xlink:type="simple" xlink:show="embed" xlink:actuate="onLoad">
              <text:p/>
            </draw:image>
          </draw:frame>
          <draw:frame draw:style-name="gr4" draw:text-style-name="P11" draw:layer="layout" svg:width="5cm" svg:height="1.71cm" svg:x="15cm" svg:y="11.645cm">
            <draw:image xlink:href="Pictures/10000201000009C40000035929E1E82C6E6CE0D4.png" xlink:type="simple" xlink:show="embed" xlink:actuate="onLoad">
              <text:p/>
            </draw:image>
          </draw:frame>
          <draw:frame draw:style-name="gr4" draw:text-style-name="P11" draw:layer="layout" svg:width="5cm" svg:height="2.05cm" svg:x="15cm" svg:y="5.475cm">
            <draw:image xlink:href="Pictures/10000201000004B0000001EDE2B8DBFD53D667CC.png" xlink:type="simple" xlink:show="embed" xlink:actuate="onLoad">
              <text:p/>
            </draw:image>
          </draw:frame>
        </draw:g>
        <draw:frame draw:style-name="gr6" draw:text-style-name="P13" draw:layer="layout" svg:width="20cm" svg:height="4cm" svg:x="0cm" svg:y="11.75cm">
          <draw:text-box>
            <text:p text:style-name="P12"><text:span text:style-name="T9">[1] More at </text:span><text:span text:style-name="T9"><text:a xlink:href="http://bit.ly/2NxhfIF" xlink:type="simple">http://bit.ly/2NxhfIF</text:a></text:span><text:span text:style-name="T9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1" draw:text-style-name="P34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5">Community edition</text:span></text:p>
                <text:list>
                  <text:list-item>
                    <text:p><text:span text:style-name="T5">Core product</text:span></text:p>
                    <text:list>
                      <text:list-item>
                        <text:p><text:span text:style-name="T5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6">Some 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8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5">Commercial edition</text:span></text:p>
                <text:list>
                  <text:list-item>
                    <text:p><text:span text:style-name="T5">Core product </text:span></text:p>
                    <text:list>
                      <text:list-item>
                        <text:p><text:span text:style-name="T6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6">Additional functionality</text:span></text:p>
                      </text:list-item>
                      <text:list-item>
                        <text:p><text:span text:style-name="T6">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asic product = </text:span></text:p>
                    <text:list>
                      <text:list-item>
                        <text:p><text:span text:style-name="T6">Core product +</text:span></text:p>
                      </text:list-item>
                      <text:list-item>
                        <text:p><text:span text:style-name="T6">Fitness for use</text:span></text:p>
                      </text:list-item>
                      <text:list-item>
                        <text:p><text:span text:style-name="T6">Certification</text:span></text:p>
                      </text:list-item>
                      <text:list-item>
                        <text:p><text:span text:style-name="T6">Support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Whole product =</text:span></text:p>
                    <text:list>
                      <text:list-item>
                        <text:p><text:span text:style-name="T6">Basic product +</text:span></text:p>
                      </text:list-item>
                      <text:list-item>
                        <text:p><text:span text:style-name="T6">Training</text:span></text:p>
                      </text:list-item>
                      <text:list-item>
                        <text:p><text:span text:style-name="T6">Consulting</text:span></text:p>
                      </text:list-item>
                      <text:list-item>
                        <text:p><text:span text:style-name="T6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35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37" draw:layer="layout" svg:width="27cm" svg:height="11.5cm" svg:x="0.5cm" svg:y="2.25cm" presentation:class="subtitle">
          <draw:text-box>
            <text:list text:style-name="L6">
              <text:list-header>
                <text:p text:style-name="P36"><text:span text:style-name="T28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36"><text:span text:style-name="T29">Maximize conversion to paying customer</text:span></text:p>
                  </text:list-item>
                  <text:list-item>
                    <text:p text:style-name="P36"><text:span text:style-name="T30">While benefiting from user community</text:span></text:p>
                  </text:list-item>
                  <text:list-item>
                    <text:p text:style-name="P36"><text:span text:style-name="T30">And keeping the competition at bay</text:span><text:span text:style-name="T30"><text:line-break/></text:span><text:span text:style-name="T3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25">Intellectual property rights imperative</text:span><text:span text:style-name="T26"> (of single-vendor open source)</text:span></text:p>
                <text:list>
                  <text:list-item>
                    <text:p><text:span text:style-name="T31">“</text:span><text:span text:style-name="T31">Always act in such a way that you, and only you, possess the right to provide the open source 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38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8" draw:text-style-name="P39" draw:layer="layout" svg:width="20cm" svg:height="2.75cm" svg:x="0cm" svg:y="13cm">
          <draw:text-box>
            <text:p text:style-name="P12"><text:span text:style-name="T32">[1]</text:span><text:span text:style-name="T32"><text:tab/></text:span><text:span text:style-name="T9">Riehle, D. (2009). </text:span><text:span text:style-name="T9"><text:a xlink:href="https://dirkriehle.com/2009/07/18/the-intellectual-property-rights-imperative-of-single-vendor-open-source/" xlink:type="simple">The Intellectual Property Rights Imperative.</text:a></text:span></text:p>
            <text:p text:style-name="P12"><text:span text:style-name="T9">[2]</text:span><text:span text:style-name="T9"><text:tab/></text:span><text:span text:style-name="T9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3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33">Hadoop</text:span></text:p>
              </table:table-cell>
              <table:table-cell>
                <text:p text:style-name="P10"><text:span text:style-name="T33">Kafka</text:span></text:p>
              </table:table-cell>
              <table:table-cell>
                <text:p text:style-name="P10"><text:span text:style-name="T33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8cm" svg:height="1.75cm" svg:x="0cm" svg:y="0cm" presentation:class="title">
          <draw:text-box>
            <text:p>Multi-Vendor Commercial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cm" svg:height="1.08cm" svg:x="2.5cm" svg:y="7.84cm">
          <draw:image xlink:href="Pictures/100002010000059B00000135B485A7626A1E3832.png" xlink:type="simple" xlink:show="embed" xlink:actuate="onLoad">
            <text:p/>
          </draw:image>
        </draw:frame>
        <draw:frame draw:style-name="gr4" draw:text-style-name="P11" draw:layer="layout" svg:width="5cm" svg:height="1.71cm" svg:x="2.5cm" svg:y="9.775cm">
          <draw:image xlink:href="Pictures/10000201000005DC000002008C241352CFD8BF35.png" xlink:type="simple" xlink:show="embed" xlink:actuate="onLoad">
            <text:p/>
          </draw:image>
        </draw:frame>
        <draw:frame draw:style-name="gr4" draw:text-style-name="P11" draw:layer="layout" svg:width="5cm" svg:height="1.77cm" svg:x="2.5cm" svg:y="11.995cm">
          <draw:image xlink:href="Pictures/10000201000004B0000001A8450EA03CB6ADF034.png" xlink:type="simple" xlink:show="embed" xlink:actuate="onLoad">
            <text:p/>
          </draw:image>
        </draw:frame>
        <draw:frame draw:style-name="gr4" draw:text-style-name="P11" draw:layer="layout" svg:width="5cm" svg:height="0.76cm" svg:x="11.5cm" svg:y="12.5cm">
          <draw:image xlink:href="Pictures/1000020100000A3D00000190CEDD3C2AD4EC6A7E.png" xlink:type="simple" xlink:show="embed" xlink:actuate="onLoad">
            <text:p/>
          </draw:image>
        </draw:frame>
        <draw:frame draw:style-name="gr4" draw:text-style-name="P11" draw:layer="layout" svg:width="5cm" svg:height="0.83cm" svg:x="20.5cm" svg:y="7.965cm">
          <draw:image xlink:href="Pictures/10000201000003600000008FB0F862B34BB51BE7.png" xlink:type="simple" xlink:show="embed" xlink:actuate="onLoad">
            <text:p/>
          </draw:image>
        </draw:frame>
        <draw:frame draw:style-name="gr4" draw:text-style-name="P11" draw:layer="layout" svg:width="5cm" svg:height="1.28cm" svg:x="11.5cm" svg:y="9.99cm">
          <draw:image xlink:href="Pictures/100002010000040900000109A3224A1286DFEAD5.png" xlink:type="simple" xlink:show="embed" xlink:actuate="onLoad">
            <text:p/>
          </draw:image>
        </draw:frame>
        <draw:frame draw:style-name="gr4" draw:text-style-name="P11" draw:layer="layout" svg:width="5cm" svg:height="1.71cm" svg:x="20.5cm" svg:y="9.775cm">
          <draw:image xlink:href="Pictures/10000201000009C40000035929E1E82C6E6CE0D4.png" xlink:type="simple" xlink:show="embed" xlink:actuate="onLoad">
            <text:p/>
          </draw:image>
        </draw:frame>
        <draw:frame draw:style-name="gr4" draw:text-style-name="P11" draw:layer="layout" svg:width="5cm" svg:height="2.05cm" svg:x="11.5cm" svg:y="7.335cm">
          <draw:image xlink:href="Pictures/10000201000004B0000001EDE2B8DBFD53D667CC.png" xlink:type="simple" xlink:show="embed" xlink:actuate="onLoad">
            <text:p/>
          </draw:image>
        </draw:frame>
        <draw:frame draw:style-name="gr4" draw:text-style-name="P11" draw:layer="layout" svg:width="5cm" svg:height="1.09cm" svg:x="20.5cm" svg:y="12.335cm">
          <draw:image xlink:href="Pictures/10000201000002A500000093327A11A4E8FB157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<text:span text:style-name="T34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34">open source distributor firm</text:span></text:p>
                <text:list>
                  <text:list-item>
                    <text:p><text:span text:style-name="T35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OpenStack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4" draw:text-style-name="P9" draw:layer="layout" svg:width="22cm" svg:height="3cm" svg:x="1cm" svg:y="3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3.174cm" svg:height="1.93cm" svg:x="2cm" svg:y="3.555cm">
            <draw:image xlink:href="Pictures/10000201000007D0000004C174233EA1E994F966.png" xlink:type="simple" xlink:show="embed" xlink:actuate="onLoad">
              <text:p/>
            </draw:image>
          </draw:frame>
          <draw:frame draw:style-name="gr4" draw:text-style-name="P11" draw:layer="layout" svg:width="3.969cm" svg:height="1.794cm" svg:x="7.079cm" svg:y="3.623cm">
            <draw:image xlink:href="Pictures/100000000000014E00000097DD70F536A4818983.png" xlink:type="simple" xlink:show="embed" xlink:actuate="onLoad">
              <text:p/>
            </draw:image>
          </draw:frame>
          <draw:frame draw:style-name="gr4" draw:text-style-name="P11" draw:layer="layout" svg:width="5.64cm" svg:height="3cm" svg:x="11.746cm" svg:y="3.009cm">
            <draw:image xlink:href="Pictures/1000020100000154000000B5E826C36B149248EB.png" xlink:type="simple" xlink:show="embed" xlink:actuate="onLoad">
              <text:p/>
            </draw:image>
          </draw:frame>
          <draw:frame draw:style-name="gr4" draw:text-style-name="P11" draw:layer="layout" svg:width="4cm" svg:height="0.97cm" svg:x="17.765cm" svg:y="4.023cm">
            <draw:image xlink:href="Pictures/10000201000001C80000006E5F76656F17710450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cm" svg:y="7.3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859cm" svg:height="1.052cm" svg:x="6.372cm" svg:y="8.344cm">
            <draw:image xlink:href="Pictures/1000020100000A80000002449D550B82F5A7EE96.png" xlink:type="simple" xlink:show="embed" xlink:actuate="onLoad">
              <text:p/>
            </draw:image>
          </draw:frame>
          <draw:frame draw:style-name="gr4" draw:text-style-name="P11" draw:layer="layout" svg:width="4.049cm" svg:height="2.34cm" svg:x="12.364cm" svg:y="7.7cm">
            <draw:image xlink:href="Pictures/1000000000000140000000B9A5E7207EC06B4605.png" xlink:type="simple" xlink:show="embed" xlink:actuate="onLoad">
              <text:p/>
            </draw:image>
          </draw:frame>
          <draw:frame draw:style-name="gr4" draw:text-style-name="P11" draw:layer="layout" svg:width="4.049cm" svg:height="1.902cm" svg:x="17.951cm" svg:y="7.757cm">
            <draw:image xlink:href="Pictures/10000201000007D0000003ACC83B7FD83E4DC9D1.png" xlink:type="simple" xlink:show="embed" xlink:actuate="onLoad">
              <text:p/>
            </draw:image>
          </draw:frame>
          <draw:frame draw:style-name="gr4" draw:text-style-name="P11" draw:layer="layout" svg:width="4cm" svg:height="2.3cm" svg:x="1.67cm" svg:y="7.7cm">
            <draw:image xlink:href="Pictures/1000020100000128000000AA5DB4D87A33E47DC1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cm" svg:y="11.6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213cm" svg:height="1.341cm" svg:x="1.6cm" svg:y="12.481cm">
            <draw:image xlink:href="Pictures/10000201000001900000007F22F15E49B7F643FA.png" xlink:type="simple" xlink:show="embed" xlink:actuate="onLoad">
              <text:p/>
            </draw:image>
          </draw:frame>
          <draw:frame draw:style-name="gr4" draw:text-style-name="P11" draw:layer="layout" svg:width="4.213cm" svg:height="2.64cm" svg:x="6.472cm" svg:y="12cm">
            <draw:image xlink:href="Pictures/10000201000001A7000001097B64B96905B79949.png" xlink:type="simple" xlink:show="embed" xlink:actuate="onLoad">
              <text:p/>
            </draw:image>
          </draw:frame>
          <draw:frame draw:style-name="gr4" draw:text-style-name="P11" draw:layer="layout" svg:width="4cm" svg:height="1.5cm" svg:x="12.366cm" svg:y="12.474cm">
            <draw:image xlink:href="Pictures/100002010000014A0000007C7B05B1A445ED7D24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11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 firms can (and do) exclusively own</text:span></text:p>
                <text:list>
                  <text:list-item>
                    <text:p><text:span text:style-name="T11">Build processes for building the product from its components</text:span></text:p>
                  </text:list-item>
                  <text:list-item>
                    <text:p><text:span text:style-name="T11">Compatibility matrices and configuration data</text:span></text:p>
                  </text:list-item>
                  <text:list-item>
                    <text:p><text:span text:style-name="T11">Knowledge databases for support</text:span></text:p>
                  </text:list-item>
                  <text:list-item>
                    <text:p><text:span text:style-name="T11">Tests and test suit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s own “what’s in between” the open source code</text:span></text:p>
                <text:list>
                  <text:list-item>
                    <text:p><text:span text:style-name="T11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Additional functionality</text:span></text:p>
                            <text:list>
                              <text:list-item>
                                <text:p><text:span text:style-name="T10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  <text:list-item>
                        <text:p><text:span text:style-name="T34">Basic product</text:span></text:p>
                      </text:list-item>
                      <text:list-item>
                        <text:p><text:span text:style-name="T34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9" draw:text-style-name="P41" draw:layer="layout" svg:width="5cm" svg:height="2cm" svg:x="18.501cm" svg:y="10.201cm">
            <text:p text:style-name="P10"><text:span text:style-name="T37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2" draw:layer="layout" svg:width="6.25cm" svg:height="2cm" svg:x="17.876cm" svg:y="8.201cm">
            <text:p text:style-name="P10"><text:span text:style-name="T37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3" draw:layer="layout" svg:width="7.5cm" svg:height="2cm" svg:x="17.251cm" svg:y="6.201cm">
            <text:p text:style-name="P10"><text:span text:style-name="T37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4" draw:layer="layout" svg:width="8.75cm" svg:height="2cm" svg:x="16.626cm" svg:y="4.201cm">
            <text:p text:style-name="P10"><text:span text:style-name="T37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45" draw:layer="layout" svg:width="10cm" svg:height="2cm" svg:x="16.001cm" svg:y="2.201cm">
            <text:p text:style-name="P10"><text:span text:style-name="T37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4" draw:text-style-name="P46" draw:layer="layout" svg:width="8cm" svg:height="2cm" svg:x="1cm" svg:y="3.002cm">
            <text:p text:style-name="P10"><text:span text:style-name="T3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7" draw:layer="layout" svg:width="8cm" svg:height="2cm" svg:x="19cm" svg:y="3.002cm">
            <text:p text:style-name="P10"><text:span text:style-name="T21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6" draw:layer="layout" svg:width="8cm" svg:height="2cm" svg:x="10cm" svg:y="3.002cm">
            <text:p text:style-name="P10"><text:span text:style-name="T38">Engage in</text:span><text:span text:style-name="T38"><text:line-break/></text:span><text:span text:style-name="T3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5.669cm">
            <text:p text:style-name="P10"><text:span text:style-name="T21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11.002cm">
            <text:p text:style-name="P10"><text:span text:style-name="T21">Connect users</text:span><text:span text:style-name="T21"><text:line-break/></text:span><text:span text:style-name="T21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8.335cm">
            <text:p text:style-name="P10"><text:span text:style-name="T21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8" draw:layer="layout" svg:width="8cm" svg:height="2cm" svg:x="19cm" svg:y="11.002cm">
            <text:p text:style-name="P10"><text:span text:style-name="T21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0cm" svg:y="11.002cm">
            <text:p text:style-name="P10"><text:span text:style-name="T21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8" draw:layer="layout" svg:width="8cm" svg:height="2cm" svg:x="10cm" svg:y="8.335cm">
            <text:p text:style-name="P10"><text:span text:style-name="T21">Generate leads</text:span></text:p>
            <text:p text:style-name="P10"><text:span text:style-name="T21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9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9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9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49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3" draw:text-style-name="P51" draw:layer="layout" svg:width="28cm" svg:height="1.75cm" svg:x="0cm" svg:y="11cm">
          <draw:text-box>
            <text:p text:style-name="P50"><text:span text:style-name="T39">“</text:span><text:span text:style-name="T39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Default-title" draw:layer="layout" svg:width="28cm" svg:height="1.75cm" svg:x="0cm" svg:y="0cm" presentation:class="title">
          <draw:text-box>
            <text:p>Summary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39" draw:layer="layout" svg:width="20cm" svg:height="4cm" svg:x="0cm" svg:y="11.75cm">
          <draw:text-box>
            <text:p text:style-name="P12"><text:span text:style-name="T9">DR</text:span></text:p>
          </draw:text-box>
        </draw:frame>
        <draw:frame presentation:style-name="pr17" draw:text-style-name="P52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40"><text:a xlink:href="mailto:dirk@riehle.org" xlink:type="simple">dirk@riehle.org</text:a></text:span><text:span text:style-name="T40"><text:s/>– </text:span><text:span text:style-name="T40"><text:a xlink:href="http://dirkriehle.com/" xlink:type="simple">http://dirkriehle.com</text:a></text:span><text:span text:style-name="T40"><text:s/>– </text:span><text:span text:style-name="T40"><text:a xlink:href="http://twitter.com/dirkriehle" xlink:type="simple">@dirkriehle</text:a></text:span></text:p>
            <text:p><text:span text:style-name="T40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18" draw:text-style-name="P29" draw:layer="layout" svg:width="18cm" svg:height="13.5cm" svg:x="1.5cm" svg:y="15cm" presentation:class="notes">
            <draw:text-box>
              <text:p><text:span text:style-name="T41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 text:style-name="P3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7:50.457719533</meta:creation-date>
    <meta:editing-duration>P1DT11H2M53S</meta:editing-duration>
    <meta:editing-cycles>91</meta:editing-cycles>
    <meta:generator>LibreOffice/6.0.7.3$Linux_X86_64 LibreOffice_project/00m0$Build-3</meta:generator>
    <dc:date>2020-10-25T12:00:46.054016907</dc:date>
    <meta:document-statistic meta:object-count="411"/>
  </office:meta>
</office:document-meta>
</file>